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110a" officeooo:paragraph-rsid="0009110a" style:font-size-asian="13.1000003814697pt" style:font-size-complex="15pt"/>
    </style:style>
    <style:style style:name="P2" style:family="paragraph" style:parent-style-name="Standard">
      <style:text-properties fo:font-size="15pt" fo:font-weight="bold" officeooo:rsid="0009110a" officeooo:paragraph-rsid="0009110a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normal" officeooo:rsid="0009110a" officeooo:paragraph-rsid="0009110a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09110a" officeooo:paragraph-rsid="000c336b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none" fo:font-weight="normal" officeooo:rsid="000c336b" officeooo:paragraph-rsid="000c336b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09110a" officeooo:paragraph-rsid="0009110a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6pt" style:text-underline-style="none" fo:font-weight="normal" officeooo:rsid="0009110a" officeooo:paragraph-rsid="0009110a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fo:font-size="15pt" style:text-underline-style="none" fo:font-weight="normal" officeooo:rsid="000dcefa" officeooo:paragraph-rsid="000dcefa" fo:background-color="#ffffff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color="#000000" fo:font-size="18pt" style:text-underline-style="none" fo:font-weight="bold" officeooo:rsid="000c336b" officeooo:paragraph-rsid="000c336b" fo:background-color="#ffffff" style:font-size-asian="18pt" style:font-weight-asian="bold" style:font-size-complex="18pt" style:font-weight-complex="bold"/>
    </style:style>
    <style:style style:name="T1" style:family="text">
      <style:text-properties officeooo:rsid="000ae70b"/>
    </style:style>
    <style:style style:name="T2" style:family="text">
      <style:text-properties officeooo:rsid="000af9b8"/>
    </style:style>
    <style:style style:name="T3" style:family="text">
      <style:text-properties officeooo:rsid="000c336b"/>
    </style:style>
    <style:style style:name="T4" style:family="text">
      <style:text-properties officeooo:rsid="000c336b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dce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int Answer Modulo M=1e9 +7;</text:p>
      <text:p text:style-name="P6"/>
      <text:p text:style-name="P6"/>
      <text:p text:style-name="P7">Why do we need modulo?</text:p>
      <text:p text:style-name="P3"><text:tab/>1. To prevent integer overflow.</text:p>
      <text:p text:style-name="P3"><text:tab/>2. <text:span text:style-name="T1">Square of M &lt;=10e18 , that is &lt;=63 bits(long long) ,so we can <text:tab/><text:tab/><text:tab/> <text:s text:c="3"/>perform multiplication operation without overflows.</text:span></text:p>
      <text:p text:style-name="P3"><text:tab/><text:span text:style-name="T1">3.</text:span><text:span text:style-name="T2">In some problem modulo inverse is needed and this number helps because </text:span></text:p>
      <text:p text:style-name="P3"><text:tab/> <text:s text:c="2"/><text:span text:style-name="T2">its a prime number.</text:span></text:p>
      <text:p text:style-name="P3"><text:tab/></text:p>
      <text:p text:style-name="P3"><text:tab/><text:span text:style-name="T2">Modulo Multiplicative inverse(MMI) is only possible if both number are </text:span></text:p>
      <text:p text:style-name="P3"><text:tab/><text:span text:style-name="T2">prime or relatively prime. Or if gcd(x,y)=1 then also possible.</text:span></text:p>
      <text:p text:style-name="P3"/>
      <text:p text:style-name="P3"><text:tab/><text:span text:style-name="T3">Example:</text:span></text:p>
      <text:p text:style-name="P3"><text:tab/><text:tab/><text:span text:style-name="T3">Multiplicative inverse of – x is 1/x :cause x*1/x=1;</text:span></text:p>
      <text:p text:style-name="P4"><text:span text:style-name="T3"><text:tab/><text:tab/>Multiplicative inverse of – 5 is 1/5 :cause 5*1/5=1; </text:span></text:p>
      <text:p text:style-name="P4"/>
      <text:p text:style-name="P4"/>
      <text:p text:style-name="P4"><text:s text:c="9"/><text:span text:style-name="T3">Example:</text:span></text:p>
      <text:p text:style-name="P4"><text:tab/><text:tab/><text:span text:style-name="T3">Modulo multiplicative inverse – x * y = 1 % m;</text:span></text:p>
      <text:p text:style-name="P5"><text:tab/><text:tab/>m =5;</text:p>
      <text:p text:style-name="P4"><text:tab/><text:tab/><text:span text:style-name="T3">2 * ? =1 %m;</text:span></text:p>
      <text:p text:style-name="P4"><text:tab/><text:tab/><text:span text:style-name="T3">2 * 1= 2 then 2 % 5=2; 1 is not MMI of 2;</text:span></text:p>
      <text:p text:style-name="P4"><text:tab/><text:tab/><text:span text:style-name="T3">2*2=4 then 4 % 5=4 ; <text:s/>2 is not MMI of 2;</text:span></text:p>
      <text:p text:style-name="P4"><text:span text:style-name="T3"><text:tab/><text:tab/></text:span><text:span text:style-name="T4">2*3=6 then 6 % 5=4 ; <text:s/>3 is <text:s/>MMI of 2;</text:span></text:p>
      <text:p text:style-name="P4"><text:span text:style-name="T4"/></text:p>
      <text:p text:style-name="P5"><text:span text:style-name="T5"/></text:p>
      <text:p text:style-name="P9">Why Inverse modulo importa<text:span text:style-name="T6">n</text:span>ce?</text:p>
      <text:p text:style-name="P8"><text:tab/>Inverse like multiplicative or additive are importance for understanding how <text:tab/></text:p>
      <text:p text:style-name="P8"><text:tab/>cancel the term when solving variable equation or formulae. When a number <text:tab/>is added to its additive inverse the result will be zero ,also when a number </text:p>
      <text:p text:style-name="P8"><text:tab/>will multiply with it’s MI result will 1.</text:p>
      <text:p text:style-name="P8"/>
      <text:p text:style-name="P8"/>
      <text:p text:style-name="P8"/>
      <text:p text:style-name="P8">Notes:</text:p>
      <text:p text:style-name="P8"><text:tab/>MMI only possible when mod Or x <text:s/>is relatively prime .</text:p>
      <text:p text:style-name="P8"><text:tab/>Thats mean m=prime or x=prime or both are prime.</text:p>
      <text:p text:style-name="P8"><text:soft-page-break/></text:p>
      <text:p text:style-name="P8"><text:tab/></text:p>
      <text:p text:style-name="P4"><text:tab/><text:tab/></text:p>
      <text:p text:style-name="P4"/>
      <text:p text:style-name="P4"><text:tab/><text:tab/></text:p>
      <text:p text:style-name="P3"><text:tab/><text:tab/></text:p>
      <text:p text:style-name="P3"><text:tab/><text:tab/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1:52:58.417022666</meta:creation-date>
    <dc:date>2022-08-01T13:23:14.829647020</dc:date>
    <meta:editing-duration>PT8M15S</meta:editing-duration>
    <meta:editing-cycles>1</meta:editing-cycles>
    <meta:document-statistic meta:table-count="0" meta:image-count="0" meta:object-count="0" meta:page-count="2" meta:paragraph-count="31" meta:word-count="212" meta:character-count="1192" meta:non-whitespace-character-count="934"/>
    <meta:generator>LibreOffice/6.4.7.2$Linux_X86_64 LibreOffice_project/40$Build-2</meta:generator>
  </office:meta>
</office:document-meta>
</file>